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xml:id="id1" draw:id="id1" draw:layer="layout" svg:width="2.3cm" svg:height="0.7cm" svg:x="2.5cm" svg:y="2.6cm">
          <text:p text:style-name="P1">Metafile</text:p>
        </draw:rect>
        <draw:rect draw:style-name="gr1" draw:text-style-name="P1" xml:id="id2" draw:id="id2" draw:layer="layout" svg:width="7.4cm" svg:height="0.8cm" svg:x="4.2cm" svg:y="4.5cm">
          <text:p text:style-name="P1">photo_book:MetaSource</text:p>
        </draw:rect>
        <draw:rect draw:style-name="gr1" draw:text-style-name="P1" xml:id="id3" draw:id="id3" draw:layer="layout" svg:width="6.3cm" svg:height="0.8cm" svg:x="9.4cm" svg:y="7cm">
          <text:p text:style-name="P1">people_info:Property</text:p>
        </draw:rect>
        <draw:rect draw:style-name="gr1" draw:text-style-name="P1" xml:id="id7" draw:id="id7" draw:layer="layout" svg:width="6.5cm" svg:height="0.8cm" svg:x="9.4cm" svg:y="16.5cm">
          <text:p text:style-name="P1">markup:Property</text:p>
        </draw:rect>
        <draw:rect draw:style-name="gr1" draw:text-style-name="P1" xml:id="id4" draw:id="id4" draw:layer="layout" svg:width="3.9cm" svg:height="0.8cm" svg:x="14.5cm" svg:y="9.2cm">
          <text:p text:style-name="P1">item_1:Item</text:p>
        </draw:rect>
        <draw:connector draw:style-name="gr2" draw:text-style-name="P1" draw:layer="layout" svg:x1="3.65cm" svg:y1="3.3cm" svg:x2="4.2cm" svg:y2="4.9cm" draw:start-shape="id1" draw:start-glue-point="2" draw:end-shape="id2" draw:end-glue-point="3" svg:d="m3650 3300v1600h550">
          <text:p/>
        </draw:connector>
        <draw:connector draw:style-name="gr2" draw:text-style-name="P1" draw:layer="layout" svg:x1="7.9cm" svg:y1="5.3cm" svg:x2="9.4cm" svg:y2="7.4cm" draw:start-shape="id2" draw:start-glue-point="2" draw:end-shape="id3" draw:end-glue-point="3" svg:d="m7900 5300v2100h1500">
          <text:p/>
        </draw:connector>
        <draw:rect draw:style-name="gr1" draw:text-style-name="P1" xml:id="id5" draw:id="id5" draw:layer="layout" svg:width="3.9cm" svg:height="0.8cm" svg:x="14.5cm" svg:y="10.7cm">
          <text:p text:style-name="P1">item_2:Item</text:p>
        </draw:rect>
        <draw:rect draw:style-name="gr1" draw:text-style-name="P1" xml:id="id6" draw:id="id6" draw:layer="layout" svg:width="3.9cm" svg:height="0.8cm" svg:x="14.5cm" svg:y="12.2cm">
          <text:p text:style-name="P1">…...........</text:p>
        </draw:rect>
        <draw:connector draw:style-name="gr2" draw:text-style-name="P1" draw:layer="layout" svg:x1="12.55cm" svg:y1="7.8cm" svg:x2="14.5cm" svg:y2="9.6cm" draw:start-shape="id3" draw:start-glue-point="2" draw:end-shape="id4" draw:end-glue-point="3" svg:d="m12550 7800v1800h1950">
          <text:p/>
        </draw:connector>
        <draw:connector draw:style-name="gr2" draw:text-style-name="P1" draw:layer="layout" svg:x1="12.55cm" svg:y1="7.8cm" svg:x2="14.5cm" svg:y2="11.1cm" draw:start-shape="id3" draw:start-glue-point="2" draw:end-shape="id5" draw:end-glue-point="3" svg:d="m12550 7800v3300h1950">
          <text:p/>
        </draw:connector>
        <draw:connector draw:style-name="gr2" draw:text-style-name="P1" draw:layer="layout" svg:x1="12.55cm" svg:y1="7.8cm" svg:x2="14.5cm" svg:y2="12.6cm" draw:start-shape="id3" draw:start-glue-point="2" draw:end-shape="id6" draw:end-glue-point="3" svg:d="m12550 7800v4800h1950">
          <text:p/>
        </draw:connector>
        <draw:connector draw:style-name="gr2" draw:text-style-name="P1" draw:layer="layout" svg:x1="7.9cm" svg:y1="5.3cm" svg:x2="9.4cm" svg:y2="16.9cm" draw:start-shape="id2" draw:start-glue-point="2" draw:end-shape="id7" draw:end-glue-point="3" svg:d="m7900 5300v11600h1500">
          <text:p/>
        </draw:connector>
        <draw:rect draw:style-name="gr1" draw:text-style-name="P1" xml:id="id8" draw:id="id8" draw:layer="layout" svg:width="3.9cm" svg:height="0.8cm" svg:x="14.5cm" svg:y="18.9cm">
          <text:p text:style-name="P1">item_1:Item</text:p>
        </draw:rect>
        <draw:rect draw:style-name="gr1" draw:text-style-name="P1" xml:id="id9" draw:id="id9" draw:layer="layout" svg:width="3.9cm" svg:height="0.8cm" svg:x="14.5cm" svg:y="20.4cm">
          <text:p text:style-name="P1">item_2:Item</text:p>
        </draw:rect>
        <draw:rect draw:style-name="gr1" draw:text-style-name="P1" xml:id="id10" draw:id="id10" draw:layer="layout" svg:width="3.9cm" svg:height="0.8cm" svg:x="14.5cm" svg:y="21.9cm">
          <text:p text:style-name="P1">…...........</text:p>
        </draw:rect>
        <draw:connector draw:style-name="gr2" draw:text-style-name="P1" draw:layer="layout" svg:x1="12.65cm" svg:y1="17.3cm" svg:x2="14.5cm" svg:y2="19.3cm" draw:start-shape="id7" draw:start-glue-point="2" draw:end-shape="id8" draw:end-glue-point="3" svg:d="m12650 17300v2000h1850">
          <text:p/>
        </draw:connector>
        <draw:connector draw:style-name="gr2" draw:text-style-name="P1" draw:layer="layout" svg:x1="12.65cm" svg:y1="17.3cm" svg:x2="14.5cm" svg:y2="20.8cm" draw:start-shape="id7" draw:start-glue-point="2" draw:end-shape="id9" draw:end-glue-point="3" svg:d="m12650 17300v3500h1850">
          <text:p/>
        </draw:connector>
        <draw:connector draw:style-name="gr3" draw:text-style-name="P1" draw:layer="layout" svg:x1="12.65cm" svg:y1="17.3cm" svg:x2="14.5cm" svg:y2="22.3cm" draw:start-shape="id7" draw:start-glue-point="2" draw:end-shape="id10" draw:end-glue-point="3" svg:d="m12650 17300v5000h18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2T11:35:05.54</meta:creation-date>
    <dc:date>2013-08-12T12:17:19.92</dc:date>
    <meta:editing-duration>PT27M14S</meta:editing-duration>
    <meta:editing-cycles>1</meta:editing-cycles>
    <meta:document-statistic meta:object-count="19"/>
    <meta:generator>OpenOffice/4.0.0$Win32 OpenOffice.org_project/400m3$Build-9702</meta:generator>
  </office:meta>
</office:document-meta>
</file>